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tar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nature_balm_mana_cos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oison_b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poisoned_weapons_mana_cost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nature_balm</text:p>
          </table:table-cell>
          <table:table-cell table:number-columns-repeated="5"/>
          <table:table-cell office:value-type="string" calcext:value-type="string">
            <text:p>[CENTER]</text:p>
          </table:table-cell>
          <table:table-cell table:number-columns-repeated="5"/>
          <table:table-cell office:value-type="string" calcext:value-type="string">
            <text:p>poisoned_weapons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balm_healing</text:p>
          </table:table-cell>
          <table:table-cell table:number-columns-repeated="7"/>
          <table:table-cell office:value-type="string" calcext:value-type="string">
            <text:p>poisoned_weapons_cooldown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17"/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13"/>
          <table:table-cell office:value-type="string" calcext:value-type="string">
            <text:p>nature_weapon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thorn_bush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cooldown</text:p>
          </table:table-cell>
          <table:table-cell table:number-columns-repeated="1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horn_bush_eff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orn_bush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orn_armor_cooldow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orn_armor_mana_cost</text:p>
          </table:table-cell>
          <table:table-cell table:number-columns-repeated="1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thorn_bush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cooldown</text:p>
          </table:table-cell>
          <table:table-cell table:number-columns-repeated="1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5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5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08:49:37.8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11T08:52:01.690000000</dc:date>
    <meta:editing-duration>PT14M</meta:editing-duration>
    <meta:editing-cycles>4</meta:editing-cycles>
    <meta:generator>Trio_Office/6.2.8.2$Windows_x86 LibreOffice_project/</meta:generator>
    <meta:document-statistic meta:table-count="1" meta:cell-count="319" meta:object-count="0"/>
  </office:meta>
</office:document-meta>
</file>